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Heading_20_2">
      <style:text-properties fo:font-size="12pt" style:font-size-asian="12pt" style:font-size-complex="12pt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>
      <style:paragraph-properties fo:margin-top="0cm" fo:margin-bottom="0.046cm" style:contextual-spacing="false"/>
    </style:style>
    <style:style style:name="P8" style:family="paragraph" style:parent-style-name="Text_20_body" style:list-style-name="L5">
      <style:paragraph-properties fo:margin-top="0cm" fo:margin-bottom="0.046cm" style:contextual-spacing="false"/>
    </style:style>
    <style:style style:name="P9" style:family="paragraph" style:parent-style-name="Text_20_body" style:list-style-name="L5">
      <style:paragraph-properties fo:margin-top="0cm" fo:margin-bottom="0.046cm" style:contextual-spacing="false"/>
      <style:text-properties officeooo:rsid="001ae947" officeooo:paragraph-rsid="001ae947"/>
    </style:style>
    <style:style style:name="P10" style:family="paragraph" style:parent-style-name="Text_20_body" style:list-style-name="L6">
      <style:paragraph-properties fo:margin-top="0cm" fo:margin-bottom="0.046cm" style:contextual-spacing="false"/>
    </style:style>
    <style:style style:name="P11" style:family="paragraph" style:parent-style-name="Text_20_body" style:list-style-name="L6">
      <style:paragraph-properties fo:margin-top="0cm" fo:margin-bottom="0.046cm" style:contextual-spacing="false"/>
      <style:text-properties officeooo:rsid="001ae947" officeooo:paragraph-rsid="001ae947"/>
    </style:style>
    <style:style style:name="P12" style:family="paragraph" style:parent-style-name="Text_20_body" style:list-style-name="L7">
      <style:paragraph-properties fo:margin-top="0cm" fo:margin-bottom="0.046cm" style:contextual-spacing="false"/>
    </style:style>
    <style:style style:name="P13" style:family="paragraph" style:parent-style-name="Text_20_body" style:list-style-name="L8">
      <style:paragraph-properties fo:margin-top="0cm" fo:margin-bottom="0.046cm" style:contextual-spacing="false"/>
    </style:style>
    <style:style style:name="P14" style:family="paragraph" style:parent-style-name="Text_20_body" style:list-style-name="L9">
      <style:paragraph-properties fo:margin-top="0cm" fo:margin-bottom="0.046cm" style:contextual-spacing="false"/>
    </style:style>
    <style:style style:name="P15" style:family="paragraph" style:parent-style-name="Text_20_body" style:list-style-name="L10">
      <style:paragraph-properties fo:margin-top="0cm" fo:margin-bottom="0.046cm" style:contextual-spacing="false"/>
    </style:style>
    <style:style style:name="P16" style:family="paragraph" style:parent-style-name="Text_20_body" style:list-style-name="L10">
      <style:paragraph-properties fo:margin-top="0cm" fo:margin-bottom="0.046cm" style:contextual-spacing="false"/>
      <style:text-properties officeooo:rsid="001ae947" officeooo:paragraph-rsid="001ae947"/>
    </style:style>
    <style:style style:name="P17" style:family="paragraph" style:parent-style-name="Text_20_body" style:list-style-name="L11">
      <style:paragraph-properties fo:margin-top="0cm" fo:margin-bottom="0.046cm" style:contextual-spacing="false"/>
    </style:style>
    <style:style style:name="P18" style:family="paragraph" style:parent-style-name="Text_20_body" style:list-style-name="L12">
      <style:paragraph-properties fo:margin-top="0cm" fo:margin-bottom="0.046cm" style:contextual-spacing="false"/>
    </style:style>
    <style:style style:name="P19" style:family="paragraph" style:parent-style-name="Heading_20_2">
      <style:text-properties fo:font-size="12pt" fo:font-style="italic" style:text-underline-style="none" officeooo:rsid="001a158c" officeooo:paragraph-rsid="001a158c" style:font-size-asian="12pt" style:font-style-asian="italic" style:font-size-complex="12pt" style:font-style-complex="italic"/>
    </style:style>
    <style:style style:name="P20" style:family="paragraph" style:parent-style-name="Text_20_body" style:list-style-name="L13">
      <style:paragraph-properties fo:margin-top="0cm" fo:margin-bottom="0.046cm" style:contextual-spacing="false"/>
    </style:style>
    <style:style style:name="P21" style:family="paragraph" style:parent-style-name="Heading_20_2">
      <style:text-properties fo:font-size="12pt" fo:font-style="italic" officeooo:rsid="001a158c" officeooo:paragraph-rsid="001a158c" style:font-size-asian="12pt" style:font-style-asian="italic" style:font-size-complex="12pt" style:font-style-complex="italic"/>
    </style:style>
    <style:style style:name="P22" style:family="paragraph" style:parent-style-name="Text_20_body" style:list-style-name="L14">
      <style:paragraph-properties fo:margin-top="0cm" fo:margin-bottom="0.046cm" style:contextual-spacing="false"/>
    </style:style>
    <style:style style:name="P23" style:family="paragraph" style:parent-style-name="Text_20_body" style:list-style-name="L15">
      <style:paragraph-properties fo:margin-top="0cm" fo:margin-bottom="0.046cm" style:contextual-spacing="false"/>
    </style:style>
    <style:style style:name="T1" style:family="text">
      <style:text-properties fo:color="#ff0000" loext:opacity="100%" fo:font-size="16pt" style:font-size-asian="16pt" style:font-size-complex="16pt"/>
    </style:style>
    <style:style style:name="T2" style:family="text">
      <style:text-properties fo:color="#ff0000" loext:opacity="100%" fo:font-size="14pt" style:font-size-asian="14pt" style:font-size-complex="14pt"/>
    </style:style>
    <style:style style:name="T3" style:family="text">
      <style:text-properties officeooo:rsid="001a158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ff0000" loext:opacity="100%" fo:font-size="14pt" officeooo:rsid="001ae947" style:font-size-asian="14pt" style:font-size-complex="14pt"/>
    </style:style>
    <style:style style:name="T7" style:family="text">
      <style:text-properties officeooo:rsid="001ae94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PLAN DE GESTION DE PROJET – PGI TECHDISTRIB</text:span></text:span></text:h>
      <text:h text:style-name="Heading_20_1" text:outline-level="1"><text:span text:style-name="Strong_20_Emphasis"><text:span text:style-name="T2">1. Présentation générale du projet</text:span></text:span></text:h>
      <text:p text:style-name="Text_20_body"><text:span text:style-name="Strong_20_Emphasis">Nom du projet :</text:span> PGI TechDistrib<text:line-break/><text:span text:style-name="Strong_20_Emphasis">Nature :</text:span> Développement d’un progiciel intégré (ERP) interne<text:line-break/><text:span text:style-name="Strong_20_Emphasis">Objectif :</text:span> Centraliser les ventes, achats et gestion du stock<text:line-break/><text:span text:style-name="Strong_20_Emphasis">Durée estimée :</text:span> <text:span text:style-name="T3">3</text:span> semaines<text:line-break/><text:span text:style-name="Strong_20_Emphasis">Équipe projet :</text:span></text:p>
      <text:list text:style-name="L1">
        <text:list-item>
          <text:p text:style-name="P2"><text:span text:style-name="Emphasis">Développeur 1 (</text:span><text:span text:style-name="Emphasis"><text:span text:style-name="T3">Bouchera)</text:span></text:span> : gestion commerciale, commandes, clients, factures</text:p>
        </text:list-item>
        <text:list-item>
          <text:p text:style-name="P2"><text:span text:style-name="Emphasis">Développeur 2 (</text:span><text:span text:style-name="Emphasis"><text:span text:style-name="T3">Fatema</text:span></text:span><text:span text:style-name="Emphasis">)</text:span> : achats fournisseurs, réceptions, stock, <text:span text:style-name="T3">RH</text:span></text:p>
        </text:list-item>
      </text:list>
      <text:h text:style-name="Heading_20_1" text:outline-level="1"><text:span text:style-name="Strong_20_Emphasis"><text:span text:style-name="T2">2. Objectifs du projet</text:span></text:span></text:h>
      <text:h text:style-name="P3" text:outline-level="2">Objectifs fonctionnels</text:h>
      <text:list text:style-name="L2">
        <text:list-item>
          <text:p text:style-name="P4">Centraliser toutes les données dans une base MySQL unique</text:p>
        </text:list-item>
        <text:list-item>
          <text:p text:style-name="P4">Automatiser le traitement des commandes clients</text:p>
        </text:list-item>
        <text:list-item>
          <text:p text:style-name="P4">Automatiser la gestion des stocks</text:p>
        </text:list-item>
        <text:list-item>
          <text:p text:style-name="P4">Faciliter les réapprovisionnements fournisseurs</text:p>
        </text:list-item>
        <text:list-item>
          <text:p text:style-name="P4">Produire des factures PDF</text:p>
        </text:list-item>
        <text:list-item>
          <text:p text:style-name="P4">Assurer la cohérence entre ventes et achats</text:p>
        </text:list-item>
      </text:list>
      <text:h text:style-name="P5" text:outline-level="2">Objectifs techniques</text:h>
      <text:list text:style-name="L3">
        <text:list-item>
          <text:p text:style-name="P6">Développer en PHP/MySQL sous AMPPS</text:p>
        </text:list-item>
        <text:list-item>
          <text:p text:style-name="P6">Utiliser FPDF pour les documents</text:p>
        </text:list-item>
        <text:list-item>
          <text:p text:style-name="P6">Construire une base SQL cohérente</text:p>
        </text:list-item>
        <text:list-item>
          <text:p text:style-name="P6">Interface unique avec navigation commune</text:p>
        </text:list-item>
        <text:list-item>
          <text:p text:style-name="P6">Code maintenable et modulaire</text:p>
        </text:list-item>
      </text:list>
      <text:h text:style-name="Heading_20_1" text:outline-level="1"><text:span text:style-name="Strong_20_Emphasis"><text:span text:style-name="T2">3. Livrables attendus</text:span></text:span></text:h>
      <text:h text:style-name="Heading_20_2" text:outline-level="2"><text:span text:style-name="T4">Partie A — </text:span><text:span text:style-name="Strong_20_Emphasis"><text:span text:style-name="T4">Gestion commerciale</text:span></text:span></text:h>
      <text:list text:style-name="L4">
        <text:list-item>
          <text:p text:style-name="P7">CRUD Clients</text:p>
        </text:list-item>
        <text:list-item>
          <text:p text:style-name="P7">CRUD Produits</text:p>
        </text:list-item>
        <text:list-item>
          <text:p text:style-name="P7">CRUD Commandes</text:p>
        </text:list-item>
        <text:list-item>
          <text:p text:style-name="P7">Calcul total automatique</text:p>
        </text:list-item>
        <text:list-item>
          <text:p text:style-name="P7">Annulation ligne commande</text:p>
        </text:list-item>
        <text:list-item>
          <text:p text:style-name="P7">Facture PDF</text:p>
        </text:list-item>
        <text:list-item>
          <text:p text:style-name="P7">Historique client</text:p>
        </text:list-item>
        <text:list-item>
          <text:p text:style-name="P7">Interface de gestion</text:p>
        </text:list-item>
      </text:list>
      <text:h text:style-name="Heading_20_2" text:outline-level="2"><text:span text:style-name="T4">Partie B — </text:span><text:span text:style-name="Strong_20_Emphasis"><text:span text:style-name="T4">Achats / Logistique</text:span></text:span></text:h>
      <text:list text:style-name="L5">
        <text:list-item>
          <text:p text:style-name="P8">CRUD Fournisseurs</text:p>
        </text:list-item>
        <text:list-item>
          <text:p text:style-name="P8"><text:soft-page-break/>CRUD Commandes d’achat</text:p>
        </text:list-item>
        <text:list-item>
          <text:p text:style-name="P8">Réception d’achats</text:p>
        </text:list-item>
        <text:list-item>
          <text:p text:style-name="P8">Mise à jour du stock</text:p>
        </text:list-item>
        <text:list-item>
          <text:p text:style-name="P8">Gestion du seuil d’alerte</text:p>
        </text:list-item>
        <text:list-item>
          <text:p text:style-name="P8">Alerte stock bas</text:p>
        </text:list-item>
        <text:list-item>
          <text:p text:style-name="P8">Suivi des réapprovisionnements</text:p>
        </text:list-item>
        <text:list-item>
          <text:p text:style-name="P9">RH</text:p>
        </text:list-item>
      </text:list>
      <text:h text:style-name="P5" text:outline-level="2">Livrables finaux</text:h>
      <text:list text:style-name="L6">
        <text:list-item>
          <text:p text:style-name="P10">PGI fonctionnel</text:p>
        </text:list-item>
        <text:list-item>
          <text:p text:style-name="P10">Base de données complète</text:p>
        </text:list-item>
        <text:list-item>
          <text:p text:style-name="P10">Diagrammes UML (classe, séquence, activité, déploiement)</text:p>
        </text:list-item>
        <text:list-item>
          <text:p text:style-name="P10">SFD + SFG</text:p>
        </text:list-item>
        <text:list-item>
          <text:p text:style-name="P10">Rapport de faisabilité</text:p>
        </text:list-item>
        <text:list-item>
          <text:p text:style-name="P10">Plan de gestion de projet (ce document)</text:p>
        </text:list-item>
        <text:list-item>
          <text:p text:style-name="P11">Plan de test</text:p>
        </text:list-item>
        <text:list-item>
          <text:p text:style-name="P11">Cahier des charges</text:p>
        </text:list-item>
      </text:list>
      <text:h text:style-name="Heading_20_1" text:outline-level="1"><text:span text:style-name="Strong_20_Emphasis"><text:span text:style-name="T2">4. Découpage du projet </text:span></text:span></text:h>
      <text:h text:style-name="Heading_20_2" text:outline-level="2"><text:span text:style-name="Strong_20_Emphasis"><text:span text:style-name="T5">4.1 Analyse</text:span></text:span></text:h>
      <text:list text:style-name="L7">
        <text:list-item>
          <text:p text:style-name="P12">Analyse des besoins</text:p>
        </text:list-item>
        <text:list-item>
          <text:p text:style-name="P12">Analyse des flux d'information</text:p>
        </text:list-item>
        <text:list-item>
          <text:p text:style-name="P12">Étude des acteurs et des services</text:p>
        </text:list-item>
        <text:list-item>
          <text:p text:style-name="P12">Recensement des fonctionnalités</text:p>
        </text:list-item>
      </text:list>
      <text:h text:style-name="Heading_20_2" text:outline-level="2"><text:span text:style-name="Strong_20_Emphasis"><text:span text:style-name="T5">4.2 Conception</text:span></text:span></text:h>
      <text:list text:style-name="L8">
        <text:list-item>
          <text:p text:style-name="P13">Base de données </text:p>
        </text:list-item>
        <text:list-item>
          <text:p text:style-name="P13">Diagrammes UML</text:p>
        </text:list-item>
        <text:list-item>
          <text:p text:style-name="P13">Architecture du système</text:p>
        </text:list-item>
        <text:list-item>
          <text:p text:style-name="P13">Interfaces </text:p>
        </text:list-item>
      </text:list>
      <text:h text:style-name="Heading_20_2" text:outline-level="2"><text:span text:style-name="Strong_20_Emphasis"><text:span text:style-name="T4">4.3 Développement partie A</text:span></text:span></text:h>
      <text:list text:style-name="L9">
        <text:list-item>
          <text:p text:style-name="P14">Gestion clients</text:p>
        </text:list-item>
        <text:list-item>
          <text:p text:style-name="P14">Gestion produits</text:p>
        </text:list-item>
        <text:list-item>
          <text:p text:style-name="P14">Gestion commandes clients</text:p>
        </text:list-item>
        <text:list-item>
          <text:p text:style-name="P14">Calcul total + stock</text:p>
        </text:list-item>
        <text:list-item>
          <text:p text:style-name="P14">Facture PDF</text:p>
        </text:list-item>
        <text:list-item>
          <text:p text:style-name="P14">Fiche client PDF</text:p>
        </text:list-item>
      </text:list>
      <text:h text:style-name="Heading_20_2" text:outline-level="2"><text:span text:style-name="Strong_20_Emphasis"><text:span text:style-name="T4">4.4 Développement partie B</text:span></text:span></text:h>
      <text:list text:style-name="L10">
        <text:list-item>
          <text:p text:style-name="P15">Gestion fournisseurs</text:p>
        </text:list-item>
        <text:list-item>
          <text:p text:style-name="P15">Gestion commandes d’achat</text:p>
        </text:list-item>
        <text:list-item>
          <text:p text:style-name="P15"><text:soft-page-break/>Réception produits</text:p>
        </text:list-item>
        <text:list-item>
          <text:p text:style-name="P15">Mise à jour stock</text:p>
        </text:list-item>
        <text:list-item>
          <text:p text:style-name="P15">Alerte stock bas</text:p>
        </text:list-item>
        <text:list-item>
          <text:p text:style-name="P16">RH</text:p>
        </text:list-item>
      </text:list>
      <text:h text:style-name="Heading_20_2" text:outline-level="2"><text:span text:style-name="Strong_20_Emphasis"><text:span text:style-name="T4">4.5 Intégration</text:span></text:span></text:h>
      <text:list text:style-name="L11">
        <text:list-item>
          <text:p text:style-name="P17">Organisation des dossiers</text:p>
        </text:list-item>
        <text:list-item>
          <text:p text:style-name="P17">Navigation globale (header/menu)</text:p>
        </text:list-item>
        <text:list-item>
          <text:p text:style-name="P17">Tests croisés des deux modules</text:p>
        </text:list-item>
        <text:list-item>
          <text:p text:style-name="P17">Correction des incohérences</text:p>
        </text:list-item>
      </text:list>
      <text:h text:style-name="Heading_20_2" text:outline-level="2"><text:span text:style-name="Strong_20_Emphasis"><text:span text:style-name="T4">4.6 Tests</text:span></text:span></text:h>
      <text:list text:style-name="L12">
        <text:list-item>
          <text:p text:style-name="P18">Tests unitaires PHP</text:p>
        </text:list-item>
        <text:list-item>
          <text:p text:style-name="P18">Tests fonctionnels (scénarios)</text:p>
        </text:list-item>
        <text:list-item>
          <text:p text:style-name="P18">Tests de performance (réponse serveur)</text:p>
        </text:list-item>
      </text:list>
      <text:h text:style-name="Heading_20_2" text:outline-level="2"><text:span text:style-name="Strong_20_Emphasis"><text:span text:style-name="T4"/></text:span></text:h>
      <text:h text:style-name="Heading_20_1" text:outline-level="1"><text:span text:style-name="Strong_20_Emphasis"><text:span text:style-name="T6">5</text:span></text:span><text:span text:style-name="Strong_20_Emphasis"><text:span text:style-name="T2">. Gestion des risques</text:span></text:span></text:h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Table_20_Heading">Risque</text:p>
          </table:table-cell>
          <table:table-cell table:style-name="Tableau2.A1" office:value-type="string">
            <text:p text:style-name="Table_20_Heading">Probabilité</text:p>
          </table:table-cell>
          <table:table-cell table:style-name="Tableau2.A1" office:value-type="string">
            <text:p text:style-name="Table_20_Heading">Gravité</text:p>
          </table:table-cell>
          <table:table-cell table:style-name="Tableau2.D1" office:value-type="string">
            <text:p text:style-name="Table_20_Heading">Solution</text:p>
          </table:table-cell>
        </table:table-row>
        <table:table-row>
          <table:table-cell table:style-name="Tableau2.A2" office:value-type="string">
            <text:p text:style-name="Table_20_Contents">Mauvaise communication entre les deux développeurs</text:p>
          </table:table-cell>
          <table:table-cell table:style-name="Tableau2.A2" office:value-type="string">
            <text:p text:style-name="Table_20_Contents">Moyen</text:p>
          </table:table-cell>
          <table:table-cell table:style-name="Tableau2.A2" office:value-type="string">
            <text:p text:style-name="Table_20_Contents">Élevé</text:p>
          </table:table-cell>
          <table:table-cell table:style-name="Tableau2.D2" office:value-type="string">
            <text:p text:style-name="Table_20_Contents">Réunion de suivi hebdomadaire</text:p>
          </table:table-cell>
        </table:table-row>
        <table:table-row>
          <table:table-cell table:style-name="Tableau2.A2" office:value-type="string">
            <text:p text:style-name="Table_20_Contents">Problèmes de cohérence dans la base SQL</text:p>
          </table:table-cell>
          <table:table-cell table:style-name="Tableau2.A2" office:value-type="string">
            <text:p text:style-name="Table_20_Contents">Moyen</text:p>
          </table:table-cell>
          <table:table-cell table:style-name="Tableau2.A2" office:value-type="string">
            <text:p text:style-name="Table_20_Contents">Élevé</text:p>
          </table:table-cell>
          <table:table-cell table:style-name="Tableau2.D2" office:value-type="string">
            <text:p text:style-name="Table_20_Contents">MCD commun + versionnement</text:p>
          </table:table-cell>
        </table:table-row>
        <table:table-row>
          <table:table-cell table:style-name="Tableau2.A2" office:value-type="string">
            <text:p text:style-name="Table_20_Contents">Retard de développement</text:p>
          </table:table-cell>
          <table:table-cell table:style-name="Tableau2.A2" office:value-type="string">
            <text:p text:style-name="Table_20_Contents">Moyen</text:p>
          </table:table-cell>
          <table:table-cell table:style-name="Tableau2.A2" office:value-type="string">
            <text:p text:style-name="Table_20_Contents">Moyen</text:p>
          </table:table-cell>
          <table:table-cell table:style-name="Tableau2.D2" office:value-type="string">
            <text:p text:style-name="Table_20_Contents">Découpage clair et tâches individuelles</text:p>
          </table:table-cell>
        </table:table-row>
        <table:table-row>
          <table:table-cell table:style-name="Tableau2.A2" office:value-type="string">
            <text:p text:style-name="Table_20_Contents">Problème technique AMPPS</text:p>
          </table:table-cell>
          <table:table-cell table:style-name="Tableau2.A2" office:value-type="string">
            <text:p text:style-name="Table_20_Contents">Faible</text:p>
          </table:table-cell>
          <table:table-cell table:style-name="Tableau2.A2" office:value-type="string">
            <text:p text:style-name="Table_20_Contents">Moyen</text:p>
          </table:table-cell>
          <table:table-cell table:style-name="Tableau2.D2" office:value-type="string">
            <text:p text:style-name="Table_20_Contents">Sauvegarde régulière + export SQL</text:p>
          </table:table-cell>
        </table:table-row>
        <table:table-row>
          <table:table-cell table:style-name="Tableau2.A2" office:value-type="string">
            <text:p text:style-name="Table_20_Contents">Erreurs PHP</text:p>
          </table:table-cell>
          <table:table-cell table:style-name="Tableau2.A2" office:value-type="string">
            <text:p text:style-name="Table_20_Contents">Moyen</text:p>
          </table:table-cell>
          <table:table-cell table:style-name="Tableau2.A2" office:value-type="string">
            <text:p text:style-name="Table_20_Contents">Moyen</text:p>
          </table:table-cell>
          <table:table-cell table:style-name="Tableau2.D2" office:value-type="string">
            <text:p text:style-name="Table_20_Contents">Tests unitaires et logs</text:p>
          </table:table-cell>
        </table:table-row>
      </table:table>
      <text:p text:style-name="Text_20_body"><text:span text:style-name="Strong_20_Emphasis"><text:span text:style-name="T2"/></text:span></text:p>
      <text:h text:style-name="Heading_20_1" text:outline-level="1"><text:span text:style-name="Strong_20_Emphasis"><text:span text:style-name="T2">7. Organisation de l’équipe</text:span></text:span></text:h>
      <text:h text:style-name="P19" text:outline-level="2">Bouchera :</text:h>
      <text:list text:style-name="L13">
        <text:list-item>
          <text:p text:style-name="P20">Gestion commerciale</text:p>
        </text:list-item>
        <text:list-item>
          <text:p text:style-name="P20">Commandes client</text:p>
        </text:list-item>
        <text:list-item>
          <text:p text:style-name="P20">Facturation</text:p>
        </text:list-item>
        <text:list-item>
          <text:p text:style-name="P20">PDF</text:p>
        </text:list-item>
        <text:list-item>
          <text:p text:style-name="P20">Clients</text:p>
        </text:list-item>
      </text:list>
      <text:h text:style-name="P21" text:outline-level="2"><text:soft-page-break/>Fatema :</text:h>
      <text:list text:style-name="L14">
        <text:list-item>
          <text:p text:style-name="P22">Fournisseurs</text:p>
        </text:list-item>
        <text:list-item>
          <text:p text:style-name="P22">Commandes d’achat</text:p>
        </text:list-item>
        <text:list-item>
          <text:p text:style-name="P22">Gestion du stock</text:p>
        </text:list-item>
        <text:list-item>
          <text:p text:style-name="P22">Réapprovisionnement</text:p>
        </text:list-item>
        <text:list-item>
          <text:p text:style-name="P22">Alertes</text:p>
        </text:list-item>
      </text:list>
      <text:p text:style-name="Text_20_body">➡ Une zone de partage : <text:span text:style-name="Strong_20_Emphasis">produits + stock</text:span><text:line-break/>Les deux modules y accèdent en commun.</text:p>
      <text:h text:style-name="Heading_20_1" text:outline-level="1"><text:span text:style-name="Strong_20_Emphasis"><text:span text:style-name="T2">8. Méthode de communication</text:span></text:span></text:h>
      <text:list text:style-name="L15">
        <text:list-item>
          <text:p text:style-name="P23">WhatsApp (messagerie)</text:p>
        </text:list-item>
        <text:list-item>
          <text:p text:style-name="P23">Google Drive (partage de fichiers)</text:p>
        </text:list-item>
        <text:list-item>
          <text:p text:style-name="P23">Réunion de suivi : 1-<text:span text:style-name="T7">2</text:span> fois / semaine</text:p>
        </text:list-item>
      </text:list>
      <text:h text:style-name="Heading_20_1" text:outline-level="1"><text:span text:style-name="Strong_20_Emphasis"><text:span text:style-name="T2">9. Conclusion</text:span></text:span></text:h>
      <text:p text:style-name="Text_20_body">Le projet PGI TechDistrib est <text:span text:style-name="Strong_20_Emphasis">pleinement faisable</text:span>, bien découpé, et la répartition entre les deux membres assure une progression efficace.<text:line-break/>Le plan de gestion de projet garantit une bonne organisation, un suivi clair et un développement structuré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2T12:43:38.073979400</meta:creation-date>
    <dc:date>2025-11-22T18:15:32.609070200</dc:date>
    <meta:editing-duration>PT32M9S</meta:editing-duration>
    <meta:editing-cycles>2</meta:editing-cycles>
    <meta:generator>LibreOffice/25.2.6.2$Windows_X86_64 LibreOffice_project/729c5bfe710f5eb71ed3bbde9e06a6065e9c6c5d</meta:generator>
    <meta:document-statistic meta:table-count="1" meta:image-count="0" meta:object-count="0" meta:page-count="4" meta:paragraph-count="126" meta:word-count="552" meta:character-count="3316" meta:non-whitespace-character-count="2961"/>
  </office:meta>
</office:document-meta>
</file>